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clear</text:span></text:p>
                  <text:p text:style-name="P16">Stencil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1M6S</meta:editing-duration>
    <meta:editing-cycles>404</meta:editing-cycles>
    <meta:generator>OpenOffice/4.0.1$Win32 OpenOffice.org_project/401m5$Build-9714</meta:generator>
    <dc:date>2013-11-17T12:02:35.67</dc:date>
    <dc:creator>Christoph Spanknebel</dc:creator>
    <meta:document-statistic meta:table-count="4" meta:image-count="0" meta:object-count="0" meta:page-count="3" meta:paragraph-count="219" meta:word-count="970" meta:character-count="6224"/>
    <meta:user-defined meta:name="Info 1"/>
    <meta:user-defined meta:name="Info 2"/>
    <meta:user-defined meta:name="Info 3"/>
    <meta:user-defined meta:name="Info 4"/>
  </office:meta>
</office:document-meta>
</file>